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D40000047F5220B3E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1cm"/>
    </style:style>
    <style:style style:name="gr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2.5cm"/>
    </style:style>
    <style:style style:name="gr5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9cm" fo:min-width="1.6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cm" fo:min-width="2.5cm"/>
    </style:style>
    <style:style style:name="gr7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1.3cm" fo:min-width="3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51cm" svg:height="8.679cm" svg:x="4.699cm" svg:y="4.25cm">
          <draw:image xlink:href="Pictures/10000000000005D40000047F5220B3E4.jpg" xlink:type="simple" xlink:show="embed" xlink:actuate="onLoad">
            <text:p/>
          </draw:image>
        </draw:frame>
        <draw:g>
          <draw:custom-shape draw:style-name="gr2" draw:text-style-name="P2" draw:layer="layout" svg:width="1.5cm" svg:height="0.5cm" svg:x="5.55cm" svg:y="3.55cm">
            <text:p text:style-name="P1"><text:span text:style-name="T1">+24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cm" svg:height="0.5cm" svg:x="5.55cm" svg:y="4.05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7.05cm" svg:y1="3.75cm" svg:x2="8.15cm" svg:y2="4.25cm">
          <text:p/>
        </draw:line>
        <draw:line draw:style-name="gr3" draw:text-style-name="P1" draw:layer="layout" svg:x1="7.05cm" svg:y1="4.35cm" svg:x2="7.9cm" svg:y2="4.65cm">
          <text:p/>
        </draw:line>
        <draw:custom-shape draw:style-name="gr4" draw:text-style-name="P2" draw:layer="layout" svg:width="3cm" svg:height="1.4cm" svg:x="14.15cm" svg:y="10.8cm">
          <text:p text:style-name="P1"><text:span text:style-name="T1">spring</text:span></text:p>
          <text:p text:style-name="P1"><text:span text:style-name="T1">displacem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5cm" svg:height="1.15cm" svg:x="14.25cm" svg:y="4.55cm">
          <text:p text:style-name="P1"><text:span text:style-name="T1">CAN</text:span></text:p>
          <text:p text:style-name="P1"><text:span text:style-name="T1">(reserve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5cm" svg:x="12.3cm" svg:y="4.5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0.95cm" svg:x="2.6cm" svg:y="8.75cm">
          <text:p text:style-name="P1"><text:span text:style-name="T1">motor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1.4cm" svg:x="7.15cm" svg:y="11.75cm">
          <text:p text:style-name="P1"><text:span text:style-name="T1">motor</text:span></text:p>
          <text:p text:style-name="P1"><text:span text:style-name="T1">windings &amp; hall-</text:span></text:p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3cm" svg:height="1.55cm" svg:x="15.35cm" svg:y="6.05cm">
          <text:p text:style-name="P1"><text:span text:style-name="T1">USB micro</text:span></text:p>
          <text:p text:style-name="P1"><text:span text:style-name="T1">configuration</text:span></text:p>
          <text:p text:style-name="P1"><text:span text:style-name="T1">(hardware developers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35cm" svg:y1="5.05cm" svg:x2="12.75cm" svg:y2="5.95cm">
          <text:p/>
        </draw:line>
        <draw:line draw:style-name="gr3" draw:text-style-name="P1" draw:layer="layout" svg:x1="16.5cm" svg:y1="7.6cm" svg:x2="15.2cm" svg:y2="8.7cm">
          <text:p/>
        </draw:line>
        <draw:line draw:style-name="gr3" draw:text-style-name="P1" draw:layer="layout" svg:x1="5.55cm" svg:y1="9.25cm" svg:x2="8.45cm" svg:y2="8.3cm">
          <text:p/>
        </draw:line>
        <draw:line draw:style-name="gr3" draw:text-style-name="P1" draw:layer="layout" svg:x1="14.15cm" svg:y1="11.4cm" svg:x2="13cm" svg:y2="11.35cm">
          <text:p/>
        </draw:line>
        <draw:line draw:style-name="gr3" draw:text-style-name="P1" draw:layer="layout" svg:x1="7.35cm" svg:y1="11.7cm" svg:x2="9.2cm" svg:y2="10.65cm">
          <text:p/>
        </draw:line>
        <draw:line draw:style-name="gr3" draw:text-style-name="P1" draw:layer="layout" svg:x1="14.55cm" svg:y1="5.7cm" svg:x2="13.95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3T14:59:57.094505036</meta:creation-date>
    <dc:date>2014-12-03T15:09:10.007912766</dc:date>
    <dc:creator>Alexander Lenz</dc:creator>
    <meta:editing-duration>PT9M12S</meta:editing-duration>
    <meta:editing-cycles>1</meta:editing-cycles>
    <meta:document-statistic meta:object-count="18"/>
    <meta:generator>LibreOffice/4.3.3.2$Linux_x86 LibreOffice_project/430m0$Build-2</meta:generator>
  </office:meta>
</office:document-meta>
</file>